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2" style:family="graphic" style:parent-style-name="standard">
      <style:graphic-properties draw:fill-color="#00dc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ffcc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519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4.724cm" svg:height="4.73cm" svg:x="7.35cm" svg:y="17.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4.724cm" svg:height="4.73cm" svg:x="7.35cm" svg:y="13.0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728cm" svg:height="4.734cm" svg:x="7.35cm" svg:y="15.3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4.724cm" svg:height="4.73cm" svg:x="7.35cm" svg:y="15.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2" draw:layer="layout" svg:width="1.724cm" svg:height="0.769cm" draw:transform="rotate (-1.57079632679579) translate (13.065cm 17.056cm)">
              <draw:text-box>
                <text:p text:style-name="P2">2 feet</text:p>
              </draw:text-box>
            </draw:frame>
            <draw:frame draw:style-name="gr4" draw:text-style-name="P2" draw:layer="layout" svg:width="1.724cm" svg:height="0.769cm" svg:x="8.801cm" svg:y="20.05cm">
              <draw:text-box>
                <text:p text:style-name="P2">2 feet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4T18:47:36</meta:creation-date>
    <meta:print-date>2010-03-14T18:56:04</meta:print-date>
    <dc:date>2010-03-16T05:18:00</dc:date>
    <meta:editing-duration>PT00H27M39S</meta:editing-duration>
    <meta:editing-cycles>3</meta:editing-cycles>
    <meta:generator>OpenOffice.org/3.1$Unix OpenOffice.org_project/310m19$Build-9420</meta:generator>
    <meta:document-statistic meta:object-count="8"/>
  </office:meta>
</office:document-meta>
</file>